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3">
      <style:paragraph-properties fo:margin-top="0in" fo:margin-bottom="0in" style:contextual-spacing="false" fo:line-height="100%"/>
      <style:text-properties style:font-name="Sorts Mill Goudy" fo:font-size="12pt" fo:language="en" fo:country="US" style:font-name-asian="Sorts Mill Goudy1" style:font-size-asian="12pt" style:font-name-complex="Sorts Mill Goudy1" style:font-size-complex="12pt"/>
    </style:style>
    <style:style style:name="P4" style:family="paragraph" style:parent-style-name="Exalted">
      <style:text-properties fo:language="en" fo:country="US"/>
    </style:style>
    <style:style style:name="P5" style:family="paragraph" style:parent-style-name="Exalted">
      <style:paragraph-properties fo:text-align="center" style:justify-single-word="false"/>
      <style:text-properties fo:language="en" fo:country="US"/>
    </style:style>
    <style:style style:name="P6" style:family="paragraph" style:parent-style-name="Exalted">
      <style:text-properties fo:language="en" fo:country="US" officeooo:paragraph-rsid="000374f0"/>
    </style:style>
    <style:style style:name="P7" style:family="paragraph" style:parent-style-name="Exalted">
      <style:text-properties fo:language="en" fo:country="US" officeooo:paragraph-rsid="000554f9"/>
    </style:style>
    <style:style style:name="P8" style:family="paragraph" style:parent-style-name="Exalted">
      <style:text-properties fo:language="en" fo:country="US" officeooo:paragraph-rsid="0006ed1c"/>
    </style:style>
    <style:style style:name="P9" style:family="paragraph" style:parent-style-name="Exalted">
      <style:text-properties fo:language="en" fo:country="US" officeooo:paragraph-rsid="0008e2a6"/>
    </style:style>
    <style:style style:name="P10" style:family="paragraph" style:parent-style-name="Heading_20_2">
      <style:text-properties fo:language="en" fo:country="US"/>
    </style:style>
    <style:style style:name="P11" style:family="paragraph" style:parent-style-name="Heading_20_1" style:master-page-name="Standard">
      <style:paragraph-properties fo:text-align="center" style:justify-single-word="false" style:page-number="1"/>
      <style:text-properties fo:language="en" fo:country="US"/>
    </style:style>
    <style:style style:name="P12" style:family="paragraph" style:parent-style-name="Heading_20_10">
      <style:text-properties fo:language="en" fo:country="US"/>
    </style:style>
    <style:style style:name="T1" style:family="text">
      <style:text-properties fo:font-weight="bold" style:font-weight-asian="bold"/>
    </style:style>
    <style:style style:name="T2" style:family="text">
      <style:text-properties officeooo:rsid="000374f0"/>
    </style:style>
    <style:style style:name="T3" style:family="text">
      <style:text-properties style:use-window-font-color="true" loext:opacity="0%" style:font-name="Times New Roman" fo:font-size="10pt" officeooo:rsid="000374f0" style:letter-kerning="false" style:font-name-asian="Spectral1" style:font-size-asian="10pt" style:language-asian="zh" style:country-asian="CN" style:font-name-complex="Spectral1" style:font-size-complex="10pt" style:language-complex="hi" style:country-complex="IN"/>
    </style:style>
    <style:style style:name="T4" style:family="text">
      <style:text-properties officeooo:rsid="0008e2a6"/>
    </style:style>
    <style:style style:name="T5" style:family="text">
      <style:text-properties officeooo:rsid="00106816"/>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Charms</text:h>
      <text:p text:style-name="P5"/>
      <text:section text:style-name="Sect1" text:name="TextSection">
        <text:h text:style-name="P10" text:outline-level="2">Cecelyne</text:h>
        <text:h text:style-name="P3" text:outline-level="3">Impending Doom</text:h>
        <text:p text:style-name="P6"><text:span text:style-name="T1">Cost: </text:span>2m<text:line-break/><text:span text:style-name="T1">Type:</text:span> <text:span text:style-name="T3">Free Action</text:span>; <text:span text:style-name="T2">Scene</text:span><text:line-break/><text:span text:style-name="T1">Mins:</text:span> Cecelyne 1</text:p>
        <text:p text:style-name="P4">The Infernal may make a<text:span text:style-name="T5">n</text:span> <text:span text:style-name="T1">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3" text:outline-level="3">Induced Paranoia</text:h>
        <text:p text:style-name="P6"><text:span text:style-name="T1">Cost: </text:span>5m<text:line-break/><text:span text:style-name="T1">Type:</text:span> Simple; <text:span text:style-name="T2">Scene</text:span><text:line-break/><text:span text:style-name="T1">Mins:</text:span> Cecelyne 2</text:p>
        <text:p text:style-name="P4">The Infernal spikes their words with seeds of doubt, paranoia, and fear, and then impales it into the mind of a target.</text:p>
        <text:p text:style-name="P4">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P4">Often, the Infernal may use this false Intimacy to leverage out actual secrets and information the Target may know.</text:p>
        <text:h text:style-name="P3" text:outline-level="3">Inopportune Desire</text:h>
        <text:p text:style-name="P7"><text:span text:style-name="T1">Cost: </text:span>4m<text:line-break/><text:span text:style-name="T1">Type:</text:span> Simple<text:line-break/><text:span text:style-name="T1">Mins:</text:span> Cecelyne 3</text:p>
        <text:p text:style-name="P4">The Infernal leverages a target’s Intimacy, and rolls (Insight + Cecelyne) against the target’s Resolve. If successful, the target will express this Intimacy in an uncontrolled, expressive manner--either immediately, or with a specific trigger the Infernal states. </text:p>
        <text:h text:style-name="P3" text:outline-level="3">Knowing the Desolate Heart</text:h>
        <text:p text:style-name="P8"><text:span text:style-name="T1">Cost: </text:span>5m<text:line-break/><text:span text:style-name="T1">Type:</text:span> Simple<text:line-break/><text:span text:style-name="T1">Mins:</text:span> Cecelyne 4</text:p>
        <text:p text:style-name="P4">The Infernal may make a <text:span text:style-name="T1">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3" text:outline-level="3">Conflicting Desire</text:h>
        <text:p text:style-name="P8"><text:span text:style-name="T1">Cost: </text:span>6m<text:line-break/><text:span text:style-name="T1">Type:</text:span> Simple<text:line-break/><text:span text:style-name="T1">Mins:</text:span> Cecelyne 4</text:p>
        <text:p text:style-name="P4">The Infernal leverages an Intimacy of a character, rolling (Insight + Cecelyne) vs the target’s Resolve. If successful, they forc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P12" text:outline-level="10">Greater Charms</text:h>
        <text:h text:style-name="P3" text:outline-level="3">As You Wish</text:h>
        <text:p text:style-name="P9"><text:span text:style-name="T1">Cost: </text:span>XXm<text:line-break/><text:span text:style-name="T1">Type:</text:span> Simple; <text:span text:style-name="T4">Story</text:span><text:line-break/><text:span text:style-name="T1">Mins:</text:span> Cecelyne 4</text:p>
        <text:p text:style-name="P4">[[Works similar to existing charm]]</text:p>
        <text:h text:style-name="P3" text:outline-level="3">The Curse of Truth</text:h>
        <text:p text:style-name="P9"><text:span text:style-name="T1">Cost: </text:span>XXm;<text:line-break/><text:span text:style-name="T1">Type:</text:span> Simple; <text:span text:style-name="T4">Scene</text:span><text:line-break/> <text:span text:style-name="T1">Mins:</text:span> Cecelyne 5</text:p>
        <text:p text:style-name="P4">[[The Cursed character must speak all trut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0T07:56:02.487000000</dc:date>
    <meta:editing-cycles>17</meta:editing-cycles>
    <meta:editing-duration>PT12M13S</meta:editing-duration>
    <meta:generator>LibreOffice/7.0.3.1$Windows_X86_64 LibreOffice_project/d7547858d014d4cf69878db179d326fc3483e082</meta:generator>
    <dc:creator>Samuel Smith</dc:creator>
    <meta:document-statistic meta:table-count="0" meta:image-count="0" meta:object-count="0" meta:page-count="1" meta:paragraph-count="30" meta:word-count="399" meta:character-count="2396" meta:non-whitespace-character-count="2026"/>
  </office:meta>
</office:document-meta>
</file>